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pple-system" svg:font-family="apple-system, system-ui,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bf6f" officeooo:paragraph-rsid="0000bf6f"/>
    </style:style>
    <style:style style:name="P2" style:family="paragraph" style:parent-style-name="Text_20_body">
      <style:text-properties fo:font-variant="normal" fo:text-transform="none" fo:color="#282829" style:font-name="apple-system" fo:font-size="11.25pt" fo:letter-spacing="normal" fo:font-style="normal" fo:font-weight="normal" officeooo:rsid="0000bf6f" officeooo:paragraph-rsid="0000bf6f"/>
    </style:style>
    <style:style style:name="P3" style:family="paragraph" style:parent-style-name="Text_20_body">
      <style:text-properties fo:font-variant="normal" fo:text-transform="none" fo:color="#282829" style:font-name="apple-system" fo:font-size="11.25pt" fo:letter-spacing="normal" fo:font-style="normal" fo:font-weight="bold" officeooo:rsid="0000bf6f" officeooo:paragraph-rsid="0000bf6f"/>
    </style:style>
    <style:style style:name="P4" style:family="paragraph" style:parent-style-name="Text_20_body">
      <style:text-properties fo:font-variant="normal" fo:text-transform="none" fo:color="#282829" fo:letter-spacing="normal" officeooo:rsid="0000bf6f" officeooo:paragraph-rsid="0000bf6f"/>
    </style:style>
    <style:style style:name="P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82829" fo:letter-spacing="normal"/>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9" style:font-name="apple-system" fo:font-size="11.25pt" fo:letter-spacing="normal" fo:font-style="normal" fo:font-weight="normal"/>
    </style:style>
    <style:style style:name="P7"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82829" style:font-name="apple-system" fo:font-size="11.25pt" fo:letter-spacing="normal" fo:font-style="normal" fo:font-weight="normal"/>
    </style:style>
    <style:style style:name="P8"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82829" style:font-name="apple-system" fo:font-size="11.25pt" fo:letter-spacing="normal" fo:font-style="normal" fo:font-weight="normal"/>
    </style:style>
    <style:style style:name="P9"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10" style:family="paragraph" style:parent-style-name="Text_20_body">
      <style:paragraph-properties fo:margin-left="0.0209in" fo:margin-right="0in" fo:margin-top="0in" fo:margin-bottom="0in" loext:contextual-spacing="false" fo:orphans="2" fo:widows="2" fo:text-indent="0in" style:auto-text-indent="false" fo:padding="0in" fo:border="none"/>
    </style:style>
    <style:style style:name="T1" style:family="text">
      <style:text-properties fo:font-weight="bold"/>
    </style:style>
    <style:style style:name="T2" style:family="text">
      <style:text-properties fo:font-variant="normal" fo:text-transform="none" fo:color="#282829" style:font-name="apple-system" fo:font-size="11.25pt" fo:letter-spacing="normal" fo:font-style="normal" fo:font-weight="normal"/>
    </style:style>
    <style:style style:name="T3" style:family="text">
      <style:text-properties fo:font-variant="normal" fo:text-transform="none" fo:color="#282829" style:font-name="apple-system" fo:font-size="11.25pt" fo:letter-spacing="normal" fo:font-style="normal" fo:font-weight="bold"/>
    </style:style>
    <style:style style:name="T4" style:family="text">
      <style:text-properties fo:font-variant="normal" fo:text-transform="none" fo:color="#195faa" style:text-line-through-style="none" style:text-line-through-type="none" style:font-name="apple-system" fo:font-size="11.25pt" fo:letter-spacing="normal" fo:font-style="normal" style:text-underline-style="none" fo:font-weight="normal" style:text-blinking="false"/>
    </style:style>
    <style:style style:name="T5" style:family="text">
      <style:text-properties style:font-name="apple-system" fo:font-size="11.25pt" fo:font-style="normal" fo:font-weight="bold"/>
    </style:style>
    <style:style style:name="T6" style:family="text">
      <style:text-properties style:font-name="apple-system" fo:font-size="11.25pt" fo:font-style="normal" fo:font-weight="normal"/>
    </style:style>
    <style:style style:name="T7" style:family="text">
      <style:text-properties fo:font-style="italic" fo:font-weight="bold"/>
    </style:style>
    <style:style style:name="T8" style:family="text">
      <style:text-properties fo:font-size="15.75pt"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quora.com/What-programming-language-should-I-know-if-I-want-to-develop-artificial-intelligence" text:style-name="Internet_20_link" text:visited-style-name="Visited_20_Internet_20_Link">https://www.quora.com/What-programming-language-should-I-know-if-I-want-to-develop-artificial-intelligence</text:a></text:p>
      <text:p text:style-name="P1"/>
      <text:p text:style-name="P1">**************************************************************************</text:p>
      <text:p text:style-name="P2"><text:span text:style-name="T8">What's the most popular programming language for AI</text:span> </text:p>
      <text:p text:style-name="P2">You may have heard about <text:span text:style-name="T1">Sophia </text:span>The first every humanoid robot. She shows emotions like humans this is possible cause of artificial intelligence.</text:p>
      <text:p text:style-name="P6">Here are few languages those are best for <text:span text:style-name="T7">artificial intelligence</text:span></text:p>
      <text:p text:style-name="P2"/>
      <text:p text:style-name="P2">It depends on which area of Artificial Intelligence one wants to work in. Artificial intelligence has lot to do with artificial neural networks, search algorithms and genetic programming.</text:p>
      <text:p text:style-name="P6">If one wants to work in <text:span text:style-name="T1">decision-making and reasoning</text:span> such as designing expert systems, then one can use declarative programming languages such as <text:span text:style-name="T1">Prolog </text:span>which make life easier.</text:p>
      <text:p text:style-name="P6">Anything to do with neural networks uses CUDA or Compute Unified Device Architecture. Considering that there is a growing need for <text:span text:style-name="T1">Python</text:span> developers in today’s day and age, it is seen as a gold standard in applied machine learning, which is one of the fields under Artificial Intelligence.</text:p>
      <text:p text:style-name="P6">Python is easier to use and a lot of deep learning platforms have python API such as Tensorflow, Pytorch and Keras among others. It is mainly used for data structure and AI algorithms. If you want to develop AI algorithms or experiment with them, you would need data visualisation skills, numerical capabilities and debugging skills. Python’s Scipy/Numpy can be used for this purpose.</text:p>
      <text:p text:style-name="P6">One ought to learn the <text:span text:style-name="T1">core libraries such as Pandas</text:span> for data wrangling, Matplotlib for data visualisation, SciKit-Learn for traditional model building and Keras library for deep learning model building. SQL is another necessity.</text:p>
      <text:p text:style-name="P6">For engineering application, one can learn <text:span text:style-name="T1">C++</text:span> which is fast in practice and can be used directly in C++ libraries to perform forward propagation of deep neural nets.</text:p>
      <text:p text:style-name="P6"><text:span text:style-name="T1">R </text:span>is one of the most effective language and environment for statistical purposes. Packages like Gmodels, Class, Tm, RODBC etc which are part of R are used in machine learning. These help in cracking business-related problems and aid decision-making.</text:p>
      <text:p text:style-name="P6"><text:span text:style-name="T1">Java </text:span>is another good choice and has many benefits: ease of use, debugging ease, simplified work with large-scale projects etc.</text:p>
      <text:p text:style-name="P6"><text:span text:style-name="T1">AIML</text:span> stands for Artificial Intelligence Markup Language, it is an XML dialect for creating natural language software agents.</text:p>
      <text:p text:style-name="P6">· <text:span text:style-name="T1">IPL</text:span> was the first language developed for Artificial Intelligence, it includes the features of problem-solving, dynamic memory allocation, data types, and many more.</text:p>
      <text:p text:style-name="P6">· <text:span text:style-name="T1">Lisp</text:span> is a practical mathematical notation for computer programs based on lambda calculus.</text:p>
      <text:p text:style-name="P6">· <text:span text:style-name="T1">Smalltalk</text:span> has been used extensively for simulation, neural networks, Machine Learning, and genetic algorithms.</text:p>
      <text:p text:style-name="P6"><text:soft-page-break/>· <text:span text:style-name="T1">Prolog</text:span> is a programming language where programs are expressed in terms of relations and execution occurs by running queries over these relations.</text:p>
      <text:p text:style-name="P6"/>
      <text:p text:style-name="P6">One of the oldest and most suited for development in Ai is <text:span text:style-name="T1">Lisp</text:span> which is known for interactive evaluation of expressions or file while the program still runs.</text:p>
      <text:p text:style-name="P4"> <text:span text:style-name="T5">MATLAB</text:span><text:span text:style-name="T6"> allows matrix manipulation, plotting of functions and data, implementation of algorithms, and interface of programs.</text:span></text:p>
      <text:p text:style-name="P6">· <text:span text:style-name="T1">Perl</text:span> is procedural in nature with variables, expressions, control structures, and many more.</text:p>
      <text:p text:style-name="P6">· <text:span text:style-name="T1">Julia</text:span> is a high-level general purpose dynamic programming language.</text:p>
      <text:p text:style-name="P6">These are the programming languages used for the AI, you can choose any one of them according to your need.</text:p>
      <text:p text:style-name="P2">C++ to do the work in the framework and Python to command the framework.</text:p>
      <text:p text:style-name="P6">Yes, Python is not the main language, the main language is C++. Python is the language that sends the requirements to the framework and presents the answers to humans. The real work is done in libraries written in C++.</text:p>
      <text:p text:style-name="P6">If your work can be done using algorithms that are already written in C++, you will probably only use Python to handle the framework to do well know tasks. However, if you are developing new algorithms, you must implement them in C++.</text:p>
      <text:p text:style-name="P6">The more you stray from the existing algorithms, the more you need to work in C++. The more you use existing algorithms, the more you will use Python.</text:p>
      <text:p text:style-name="P6">Therefore, C++ and Python make up a very powerful tool that allows you to be very efficient, thinking at different levels of abstraction.</text:p>
      <text:p text:style-name="P6">I believe that this powerful tool (C++ - Python) is not unique to AI and could be used in almost all scientific investigations.</text:p>
      <text:p text:style-name="P6">Finally, I must clarify that of that pair, C++ today is insubtituible, while Python can be replaced by other languages ​​such as Julia or R. However, today, Python is the dominant language.</text:p>
      <text:p text:style-name="P9"><text:span text:style-name="T2">I recommend you to read: </text:span><text:a xlink:type="simple" xlink:href="https://www.quora.com/Why-dont-deep-learning-researchers-and-professionals-use-C-or-C++-instead-of-slow-language-like-Python-Will-it-reduce-dependence-on-GPUs/answer/Mario-Galindo-Queralt" office:target-frame-name="_top" xlink:show="replace" text:style-name="Internet_20_link" text:visited-style-name="Visited_20_Internet_20_Link"><text:span text:style-name="T4">Why don't deep learning researchers and professionals use C or C++ instead of slow language like Python?</text:span></text:a></text:p>
      <text:p text:style-name="P3">Top 5 Best Programming Languages for Artificial Intelligence field</text:p>
      <text:p text:style-name="P6">If it’s like you are working on a new artificial intelligence project and still have not decided which language you should use to program it, then you are at the right place.<text:line-break/>Artificial Intelligence is a branch of engineering, which basically aims for making the computers which can think intelligently, in a similar manner the intelligent humans think. Here are the top languages that are most commonly used for making the AI projects:</text:p>
      <text:p text:style-name="P5"><text:soft-page-break/><draw:frame draw:style-name="fr1" draw:name="Image1" text:anchor-type="as-char" svg:width="2.8646in" svg:height="1.9063in" draw:z-index="0"><draw:image xlink:href="https://qph.fs.quoracdn.net/main-qimg-d4698c85843ebcd6583138d1c0f07b35" xlink:type="simple" xlink:show="embed" xlink:actuate="onLoad" loext:mime-type="image/jpeg"/></draw:frame></text:p>
      <text:p text:style-name="P10"><text:span text:style-name="T3">1. Python</text:span><text:span text:style-name="T2"><text:line-break/>Python is considered to be in the first place in the list of all AI development languages due to the simplicity. The syntaxes belonging to python are very simple and can be easily learned. Therefore, many AI algorithms can be easily implemented in it. Python takes short development time in comparison to other languages like Java, C++ or Ruby. Python supports object-oriented, functional as well as procedure-oriented styles of programming. There are plenty of libraries in python, which make our tasks easier. For example,</text:span><text:a xlink:type="simple" xlink:href="https://www.geeksforgeeks.org/numpy-in-python-set-1-introduction/" office:target-frame-name="_blank" xlink:show="new" text:style-name="Internet_20_link" text:visited-style-name="Visited_20_Internet_20_Link"><text:span text:style-name="T4"> </text:span></text:a><text:span text:style-name="T2">Numpy is a library for python that helps us to solve many scientific computations. Also, we have Pybrain, which is for using machine learning in Python.</text:span></text:p>
      <text:p text:style-name="P6"><text:span text:style-name="T1">2. R</text:span><text:line-break/>R is one of the most effective language and environment for analyzing and manipulating the data for statistical purposes. Using R, we can easily produce a well-designed publication-quality plot, including mathematical symbols and formulae where needed. Apart from being a general-purpose language, R has numerous packages like RODBC, Gmodels, Class, and Tm which are used in the field of machine learning. These packages make the implementation of machine learning algorithms easy, for cracking the business associated problems.</text:p>
      <text:p text:style-name="P6"><text:span text:style-name="T1">3. Lisp</text:span><text:line-break/>Lisp is one of the oldest and the most suited languages for the development in AI. It was invented by John McCarthy, the father of Artificial Intelligence in 1958. It has the capability of processing the symbolic information effectively.<text:line-break/>It is also known for its excellent prototyping capabilities and easy dynamic creation of new objects, with automatic garbage collection. Its development cycle allows interactive evaluation of expressions and recompilation of functions or file while the program is still running. Over the years, due to advancement, many of these features have migrated into many other languages thereby affecting the uniqueness of Lisp.<text:line-break/><text:span text:style-name="T1">4. Prolog</text:span><text:line-break/>This language stays alongside Lisp when we talk about development in AI field. The features provided by it include efficient pattern matching, tree-based data structuring and automatic backtracking. All these features provide a surprisingly powerful and flexible programming <text:soft-page-break/>framework. Prolog is widely used for working on medical projects and also for designing expert AI systems.</text:p>
      <text:p text:style-name="P6"><text:span text:style-name="T1">5. Java</text:span><text:line-break/>Java can also be considered as a good choice for AI development. Artificial intelligence has lot to do with search algorithms, artificial neural networks, and genetic programming. Java provides many benefits: easy use, debugging ease, package services, simplified work with large-scale projects, graphical representation of data and better user interaction. It also has the incorporation of Swing and SWT (the Standard Widget Toolkit). These tools make graphics and interfaces look appealing and sophisticated.</text:p>
      <text:p text:style-name="P2">Javascript: I do a lot of experiments with humans in the loop. Javascript/JQuery is my goto language for making interactive interfaces.</text:p>
      <text:p text:style-name="Text_20_body"><text:line-break/><text:span text:style-name="T2">Professors still go with Matlab as it has great libraries and is the easiest to use.Most programmers and young researchers prefer to use Python as it's good both for prototyping and production quality stuff thanks to the brilliant libraries built by the python community . Some make use of Java/Scala when working with huge amount of data on top of Hadoop and Spark.</text:span></text:p>
      <text:p text:style-name="P6">C++ is mostly used for building libraries, and is used as a language for performance critical part of a big project</text:p>
      <text:p text:style-name="P6"><text:span text:style-name="T8">Why is Python best programming language for AI?</text:span> </text:p>
      <text:p text:style-name="P6">There are several reasons to choose python and also not to choose python.</text:p>
      <text:p text:style-name="P6">Why to choose python:</text:p>
      <text:list xml:id="list1489343341" text:style-name="L2">
        <text:list-item>
          <text:p text:style-name="P7">One reason python is very user friendly and easy to understand.For AI it’s very essential to understand code easily if you face AI/machine learning code in language like c++ you gonna a scared because it’s very hard to understand code in those languages as compare to python for begineer.</text:p>
        </text:list-item>
        <text:list-item>
          <text:p text:style-name="P7">There are hundreds of libraries and frameworks waiting for you to implement AI/machine learning in python. So it’s easy get yours hand dirty on those libraries.</text:p>
        </text:list-item>
        <text:list-item>
          <text:p text:style-name="P7">And also there are many resources for learning AI and machine learning in python as compare to others.</text:p>
        </text:list-item>
      </text:list>
      <text:p text:style-name="P6">Why not to choose</text:p>
      <text:list xml:id="list4257141416" text:style-name="L3">
        <text:list-item>
          <text:p text:style-name="P8">As we already know that no language is as near to assembly language as compare to C/C++ so it’s always best to write code which gonna execute directly on machine without compilation/interpretation.</text:p>
        </text:list-item>
        <text:list-item>
          <text:p text:style-name="P8">Python it selfs use C/C++ backend for execution.And popular frameworks for machine learning and AI are written in pure C/C++ like Tensorflow , Torch etc. So it’s very efficient to write computationally heavy code on C/C++ as compare to python.</text:p>
        </text:list-item>
      </text:list>
      <text:p text:style-name="P6"><text:soft-page-break/>So if you are new to machine learning and AI feel free to go with python but after understanding those concepts it’s very efficient to implement heavy programs in C/C++</text:p>
      <text:p text:style-name="P6">No. You are wrong. Python is not the best programming language for AI.</text:p>
      <text:p text:style-name="P6">AI is primarily done in C++. Python is only an interface to command the frameworks (written in C++) to do what you want to do. But you can also use other glue languages like Julia or R or even a simple editor to control the frameworks. The real work in AI is done in C++.</text:p>
      <text:p text:style-name="P6">You should read the following answer to understand better the relation between Python and C++ on AI:</text:p>
      <text:p text:style-name="P9"><text:a xlink:type="simple" xlink:href="https://www.quora.com/Why-dont-deep-learning-researchers-and-professionals-use-C-or-C++-instead-of-slow-language-like-Python-Will-it-reduce-dependence-on-GPUs/answer/Mario-Galindo-Queralt" office:target-frame-name="_top" xlink:show="replace" text:style-name="Internet_20_link" text:visited-style-name="Visited_20_Internet_20_Link"><text:span text:style-name="T4">Why don't deep learning researchers and professionals use C or C++ instead of slow language like Python?</text:span></text:a></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pple-system" svg:font-family="apple-system, system-ui,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12-11T20:50:19.354000000</dc:date>
    <meta:editing-duration>PT6M13S</meta:editing-duration>
    <meta:editing-cycles>2</meta:editing-cycles>
    <meta:document-statistic meta:table-count="0" meta:image-count="1" meta:object-count="0" meta:page-count="5" meta:paragraph-count="55" meta:word-count="1680" meta:character-count="10483" meta:non-whitespace-character-count="8856"/>
  </office:meta>
</office:document-meta>
</file>